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OleObj12" manifest:media-type="application/octet-stream"/>
  <manifest:file-entry manifest:full-path="OleObj13" manifest:media-type="application/octet-stream"/>
  <manifest:file-entry manifest:full-path="OleObj14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8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28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28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28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28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fo:color="#3c4043"/>
    </style:style>
    <style:style style:name="T3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28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fo:color="#3c4043"/>
    </style:style>
    <style:style style:name="T3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fo:color="#3c4043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10.00%" fo:text-align="left" fo:margin-bottom="8.00p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10.00%" fo:text-align="left" fo:margin-bottom="8.00pt"/>
    </style:style>
    <style:style style:name="P5" style:family="paragraph">
      <style:paragraph-properties fo:line-height="110.00%" fo:text-align="left" fo:margin-top="346.80pt" fo:margin-bottom="8.00pt"/>
    </style:style>
    <style:style style:name="P6" style:family="paragraph">
      <style:paragraph-properties fo:line-height="110.00%" fo:text-align="left" fo:margin-bottom="8.00pt"/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10.00%" fo:text-align="left" fo:margin-bottom="8.00pt"/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10.00%" fo:text-align="left" fo:margin-bottom="8.00pt"/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10.00%" fo:text-align="left" fo:margin-bottom="8.00pt"/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10.00%" fo:text-align="left" fo:margin-bottom="8.00pt"/>
    </style:style>
  </office:automatic-styles>
  <office:body>
    <office:text>
      <text:p text:style-name="P1"><text:span text:style-name="T1">Ejercicio 1: Anclas</text:span></text:p>
      <text:p text:style-name="P2"><text:span text:style-name="T2">1. Crear un repositorio GitHub</text:span></text:p>
      <text:p text:style-name="P2"><draw:frame text:anchor-type="as-char" svg:width="150.07mm" svg:height="52.92mm" style:rel-width="scale" style:rel-height="scale"><draw:object-ole xlink:href="OleObj1"/><draw:image xlink:href="ObjectReplacements/OleObj1"/></draw:frame><text:span text:style-name="T4"><text:line-break/>3. Crea las diferentes secciones de un HTML (header, main, footer...).</text:span></text:p>
      <text:p text:style-name="P2"><draw:frame text:anchor-type="as-char" svg:width="150.07mm" svg:height="91.44mm" style:rel-width="scale" style:rel-height="scale"><draw:object-ole xlink:href="OleObj2"/><draw:image xlink:href="ObjectReplacements/OleObj2"/></draw:frame><text:span text:style-name="T5"/></text:p>
      <text:p text:style-name="P2"><text:span text:style-name="T6"><text:line-break/></text:span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8">4. Utilizar NAV para escribir los enlaces del menú principal</text:span></text:p>
      <text:p text:style-name="P2"><draw:frame text:anchor-type="as-char" svg:width="150.07mm" svg:height="113.24mm" style:rel-width="scale" style:rel-height="scale"><draw:object-ole xlink:href="OleObj3"/><draw:image xlink:href="ObjectReplacements/OleObj3"/></draw:frame><text:span text:style-name="T10"><text:line-break/>5. Haz un menú de anclas que baje hasta cada title (utiliza ids para ello)</text:span></text:p>
      <text:p text:style-name="P2"><draw:frame text:anchor-type="as-char" svg:width="82.13mm" svg:height="65.19mm" style:rel-width="scale" style:rel-height="scale"><draw:object-ole xlink:href="OleObj4"/><draw:image xlink:href="ObjectReplacements/OleObj4"/></draw:frame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2"><text:line-break/>6. Finalmente haz que encabezado (titulo) vaya acompañado de un </text:span><text:span text:style-name="T13">🔝</text:span><text:span text:style-name="T14"><text:s/>que nos desplace arriba del todo de nuestra web</text:span></text:p>
      <text:p text:style-name="P2"><draw:frame text:anchor-type="as-char" svg:width="101.81mm" svg:height="97.79mm" style:rel-width="scale" style:rel-height="scale"><draw:object-ole xlink:href="OleObj5"/><draw:image xlink:href="ObjectReplacements/OleObj5"/></draw:frame><text:span text:style-name="T15"/></text:p>
      <text:p text:style-name="P2"><draw:frame text:anchor-type="as-char" svg:width="117.26mm" svg:height="82.76mm" style:rel-width="scale" style:rel-height="scale"><draw:object-ole xlink:href="OleObj6"/><draw:image xlink:href="ObjectReplacements/OleObj6"/></draw:frame><text:span text:style-name="T15"/></text:p>
      <text:p text:style-name="P3"><text:span text:style-name="T16">Ejercicio 2: Mozilla</text:span></text:p>
      <text:p text:style-name="P4"><text:span text:style-name="T17">Clona la siguiente página web intentado que se parezca lo máximo posible: </text:span></text:p>
      <text:p text:style-name="P4"><draw:frame text:anchor-type="as-char" svg:width="124.67mm" svg:height="147.74mm" style:rel-width="scale" style:rel-height="scale"><draw:object-ole xlink:href="OleObj7"/><draw:image xlink:href="ObjectReplacements/OleObj7"/></draw:frame><text:span text:style-name="T18"/></text:p>
      <text:p text:style-name="P5"><draw:frame text:anchor-type="as-char" svg:width="56.73mm" svg:height="58.63mm" style:rel-width="scale" style:rel-height="scale"><draw:object-ole xlink:href="OleObj8"/><draw:image xlink:href="ObjectReplacements/OleObj8"/></draw:frame><draw:frame text:anchor-type="as-char" svg:width="95.89mm" svg:height="63.71mm" style:rel-width="scale" style:rel-height="scale"><draw:object-ole xlink:href="OleObj9"/><draw:image xlink:href="ObjectReplacements/OleObj9"/></draw:frame><text:span text:style-name="T18"/></text:p>
      <text:p text:style-name="P6"><text:span text:style-name="T18"/></text:p>
      <text:p text:style-name="P7"><text:span text:style-name="T19">Ejercicio 3: Patatas fritas</text:span></text:p>
      <text:p text:style-name="P8"><text:span text:style-name="T20">Clona la siguiente página web intentado que se parezca lo máximo posible: </text:span></text:p>
      <text:p text:style-name="P8"><draw:frame text:anchor-type="as-char" svg:width="104.14mm" svg:height="159.60mm" style:rel-width="scale" style:rel-height="scale"><draw:object-ole xlink:href="OleObj10"/><draw:image xlink:href="ObjectReplacements/OleObj10"/></draw:frame><text:span text:style-name="T21"/></text:p>
      <text:p text:style-name="P8"><text:span text:style-name="T21"/></text:p>
      <text:p text:style-name="P8"><draw:frame text:anchor-type="as-char" svg:width="152.40mm" svg:height="89.54mm" style:rel-width="scale" style:rel-height="scale"><draw:object-ole xlink:href="OleObj11"/><draw:image xlink:href="ObjectReplacements/OleObj11"/></draw:frame><text:span text:style-name="T21"/></text:p>
      <text:p text:style-name="P8"><text:span text:style-name="T21"/></text:p>
      <text:p text:style-name="P9"><text:span text:style-name="T22">Ejercicio 4: Tablas</text:span></text:p>
      <text:p text:style-name="P10"><text:span text:style-name="T23">Clona la siguiente página web intentado que se parezca lo máximo posible: </text:span></text:p>
      <text:p text:style-name="P10"><draw:frame text:anchor-type="as-char" svg:width="150.07mm" svg:height="35.56mm" style:rel-width="scale" style:rel-height="scale"><draw:object-ole xlink:href="OleObj12"/><draw:image xlink:href="ObjectReplacements/OleObj12"/></draw:frame><text:span text:style-name="T24"/></text:p>
      <text:p text:style-name="P10"><text:span text:style-name="T25">Para que las tablas tengan bordes añadiremos el siguiente CSS:<text:line-break/><text:line-break/></text:span><text:span text:style-name="T26">&lt;style&gt;<text:line-break/>      table, tr, td{<text:line-break/>            border: solid 1px black;<text:line-break/>    }<text:line-break/>&lt;/style&gt;</text:span></text:p>
      <text:p text:style-name="P10"><text:span text:style-name="T27"/></text:p>
      <text:p text:style-name="P10"><draw:frame text:anchor-type="as-char" svg:width="152.40mm" svg:height="94.19mm" style:rel-width="scale" style:rel-height="scale"><draw:object-ole xlink:href="OleObj13"/><draw:image xlink:href="ObjectReplacements/OleObj13"/></draw:frame><text:span text:style-name="T27"/></text:p>
      <text:p text:style-name="P11"><text:span text:style-name="T28">Ejercicio 5: Regexp</text:span></text:p>
      <text:p text:style-name="P12"><text:span text:style-name="T29">Realiza un formulario que contenga un input que realice la validación de si tenemos un número de teléfono con 9 dígitos. En caso de no ser de 9 dígitos, deberá de aparecer un error y no poder realizar el envío del formulario. Para ayudar al usuario haz que aparezca un placeholder indicando que el número de teléfono deberá de tener 9 dígitos.<text:line-break/><text:line-break/>Para resolver el regexp puedes apoyarte del siguiente tutorial: </text:span><draw:frame text:anchor-type="as-char" svg:width="150.07mm" svg:height="62.23mm" style:rel-width="scale" style:rel-height="scale"><draw:object-ole xlink:href="OleObj14"/><draw:image xlink:href="ObjectReplacements/OleObj14"/></draw:frame><text:a xlink:href="https://stackoverflow.com/questions/71956383/how-i-use-regex-pattern-in-html-text-input-to-validate-phone-number"><text:span text:style-name="T30">https://stackoverflow.com/questions/71956383/how-i-use-regex-pattern-in-html-text-input-to-validate-phone-number</text:span></text:a><text:span text:style-name="T31"/></text:p>
      <text:p text:style-name="P12"><text:span text:style-name="T32"/></text:p>
      <text:p text:style-name="P12"><text:span text:style-name="T32"/></text:p>
      <text:p text:style-name="P12"><text:span text:style-name="T32"/></text:p>
      <text:p text:style-name="P12"><text:span text:style-name="T32"/></text:p>
      <text:p text:style-name="P12"><text:span text:style-name="T32"/></text:p>
      <text:p text:style-name="P12"><text:span text:style-name="T32"/></text:p>
      <text:p text:style-name="P12"><text:span text:style-name="T32"/></text:p>
      <text:p text:style-name="P12"><text:span text:style-name="T32"/></text:p>
      <text:p text:style-name="P12"><text:span text:style-name="T32"/></text:p>
      <text:p text:style-name="P13"><text:span text:style-name="T33">Ejercicio 6: Envío de datos mediante a un formulario</text:span></text:p>
      <text:p text:style-name="P14"><text:span text:style-name="T34">Regístrate en la web </text:span><text:a xlink:href="https://formsubmit.co/"><text:span text:style-name="T35">https://formsubmit.co/</text:span></text:a><text:span text:style-name="T36"> y crea un formulario que envíe a la ruta correspondiente a tu correo un correo, un teléfono y un mensaje.<text:line-break/><text:line-break/>Adjunta una captura que verifique que has recibido los datos en un correo (si no te llegan, mira en la bandeja de spam)<text:line-break/></text:span></text:p>
      <text:p text:style-name="P14"><text:span text:style-name="T37"/></text:p>
      <text:p text:style-name="P14"><text:span text:style-name="T37"/></text:p>
      <text:p text:style-name="P14"><text:span text:style-name="T37"/></text:p>
      <text:p text:style-name="P14"><text:span text:style-name="T3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